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OpenSymbol" svg:font-family="OpenSymbol"/>
  </office:font-face-decls>
  <office:automatic-styles>
    <style:style style:name="P1" style:family="paragraph" style:parent-style-name="Codeline">
      <style:text-properties officeooo:paragraph-rsid="00238fb2"/>
    </style:style>
    <style:style style:name="P2" style:family="paragraph" style:parent-style-name="Explanation">
      <style:text-properties officeooo:paragraph-rsid="00238fb2"/>
    </style:style>
    <style:style style:name="P3" style:family="paragraph" style:parent-style-name="Codeline">
      <style:text-properties officeooo:rsid="0025ed00" officeooo:paragraph-rsid="0025ed00"/>
    </style:style>
    <style:style style:name="P4" style:family="paragraph" style:parent-style-name="Explanation">
      <style:text-properties officeooo:rsid="0025ed00" officeooo:paragraph-rsid="0025ed00"/>
    </style:style>
    <style:style style:name="P5" style:family="paragraph" style:parent-style-name="Codeline">
      <style:text-properties officeooo:rsid="0026ffe3" officeooo:paragraph-rsid="0026ffe3"/>
    </style:style>
    <style:style style:name="P6" style:family="paragraph" style:parent-style-name="Explanation">
      <style:text-properties officeooo:rsid="0026ffe3" officeooo:paragraph-rsid="0026ffe3"/>
    </style:style>
    <style:style style:name="P7" style:family="paragraph" style:parent-style-name="Codeline">
      <style:text-properties officeooo:paragraph-rsid="0026ffe3"/>
    </style:style>
    <style:style style:name="P8" style:family="paragraph" style:parent-style-name="Codeline">
      <style:text-properties officeooo:rsid="00283b16" officeooo:paragraph-rsid="00283b16"/>
    </style:style>
    <style:style style:name="P9" style:family="paragraph" style:parent-style-name="Codeline">
      <style:paragraph-properties fo:margin-left="0cm" fo:margin-right="0cm" fo:text-indent="0cm" style:auto-text-indent="false"/>
      <style:text-properties officeooo:rsid="00283b16" officeooo:paragraph-rsid="00283b16"/>
    </style:style>
    <style:style style:name="P10" style:family="paragraph" style:parent-style-name="Explanation">
      <style:text-properties officeooo:rsid="00283b16" officeooo:paragraph-rsid="00283b16"/>
    </style:style>
    <style:style style:name="P11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283b16" officeooo:paragraph-rsid="00283b16"/>
    </style:style>
    <style:style style:name="P12" style:family="paragraph" style:parent-style-name="Codeline" style:master-page-name="">
      <loext:graphic-properties draw:fill="none"/>
      <style:paragraph-properties fo:margin-left="2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283b16" officeooo:paragraph-rsid="00283b16"/>
    </style:style>
    <style:style style:name="P13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paragraph-rsid="00233f2a"/>
    </style:style>
    <style:style style:name="P14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</style:style>
    <style:style style:name="P15" style:family="paragraph" style:parent-style-name="Codeline" style:master-page-name="">
      <loext:graphic-properties draw:fill="none"/>
      <style:paragraph-properties fo:margin-left="2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</style:style>
    <style:style style:name="P16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paragraph-rsid="002d2bf7"/>
    </style:style>
    <style:style style:name="P17" style:family="paragraph" style:parent-style-name="Codeline">
      <loext:graphic-properties draw:fill="none"/>
      <style:paragraph-properties fo:margin-left="0cm" fo:margin-right="0cm" fo:margin-top="0.101cm" fo:margin-bottom="0.199cm" style:contextual-spacing="false" fo:line-height="115%" fo:text-align="justify" style:justify-single-word="false" fo:text-indent="0cm" style:auto-text-indent="false" fo:background-color="transparent">
        <style:tab-stops>
          <style:tab-stop style:position="0.801cm"/>
          <style:tab-stop style:position="1.499cm"/>
        </style:tab-stops>
      </style:paragraph-properties>
      <style:text-properties officeooo:paragraph-rsid="002d2bf7"/>
    </style:style>
    <style:style style:name="P18" style:family="paragraph" style:parent-style-name="Codeline" style:master-page-name="">
      <loext:graphic-properties draw:fill="none"/>
      <style:paragraph-properties fo:margin-left="2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paragraph-rsid="0040122a"/>
    </style:style>
    <style:style style:name="P19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paragraph-rsid="00283b16"/>
    </style:style>
    <style:style style:name="P20" style:family="paragraph" style:parent-style-name="Explanation" style:master-page-name="">
      <loext:graphic-properties draw:fill="none"/>
      <style:paragraph-properties fo:margin-left="1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</style:style>
    <style:style style:name="P21" style:family="paragraph" style:parent-style-name="Explanation" style:master-page-name="">
      <loext:graphic-properties draw:fill="none"/>
      <style:paragraph-properties fo:margin-left="1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paragraph-rsid="00420003"/>
    </style:style>
    <style:style style:name="P22" style:family="paragraph" style:parent-style-name="Codeline">
      <style:text-properties officeooo:rsid="002b661a" officeooo:paragraph-rsid="002b661a"/>
    </style:style>
    <style:style style:name="P23" style:family="paragraph" style:parent-style-name="Explanation">
      <style:text-properties officeooo:rsid="002b661a" officeooo:paragraph-rsid="002b661a"/>
    </style:style>
    <style:style style:name="P24" style:family="paragraph" style:parent-style-name="Explanation" style:master-page-name="">
      <loext:graphic-properties draw:fill="none"/>
      <style:paragraph-properties fo:margin-left="1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2b661a" officeooo:paragraph-rsid="002b661a"/>
    </style:style>
    <style:style style:name="P25" style:family="paragraph" style:parent-style-name="Explanation" style:master-page-name="">
      <loext:graphic-properties draw:fill="none"/>
      <style:paragraph-properties fo:margin-left="2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2b661a" officeooo:paragraph-rsid="002b661a"/>
    </style:style>
    <style:style style:name="P26" style:family="paragraph" style:parent-style-name="Codeline">
      <style:text-properties officeooo:rsid="002b661a" officeooo:paragraph-rsid="0030753d"/>
    </style:style>
    <style:style style:name="P27" style:family="paragraph" style:parent-style-name="Explanation">
      <style:text-properties officeooo:rsid="002b661a" officeooo:paragraph-rsid="0030753d"/>
    </style:style>
    <style:style style:name="P28" style:family="paragraph" style:parent-style-name="Codeline">
      <style:text-properties officeooo:rsid="002d2bf7" officeooo:paragraph-rsid="002d2bf7"/>
    </style:style>
    <style:style style:name="P29" style:family="paragraph" style:parent-style-name="Explanation">
      <style:text-properties officeooo:rsid="002d2bf7" officeooo:paragraph-rsid="002d2bf7"/>
    </style:style>
    <style:style style:name="P30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2d2bf7" officeooo:paragraph-rsid="002d2bf7"/>
    </style:style>
    <style:style style:name="P31" style:family="paragraph" style:parent-style-name="Explanation">
      <style:text-properties officeooo:rsid="00238fb2" officeooo:paragraph-rsid="00238fb2"/>
    </style:style>
    <style:style style:name="P32" style:family="paragraph" style:parent-style-name="Explanation">
      <style:paragraph-properties fo:margin-left="2.501cm" fo:margin-right="0cm" fo:text-indent="0cm" style:auto-text-indent="false"/>
      <style:text-properties officeooo:rsid="00238fb2" officeooo:paragraph-rsid="00238fb2"/>
    </style:style>
    <style:style style:name="P33" style:family="paragraph" style:parent-style-name="Explanation" style:master-page-name="">
      <loext:graphic-properties draw:fill="none"/>
      <style:paragraph-properties fo:margin-left="2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238fb2" officeooo:paragraph-rsid="00238fb2"/>
    </style:style>
    <style:style style:name="P34" style:family="paragraph" style:parent-style-name="Text_20_body">
      <style:text-properties officeooo:rsid="0021813e" officeooo:paragraph-rsid="0021813e"/>
    </style:style>
    <style:style style:name="P35" style:family="paragraph" style:parent-style-name="Codeline">
      <style:text-properties officeooo:rsid="0030753d" officeooo:paragraph-rsid="0030753d"/>
    </style:style>
    <style:style style:name="P36" style:family="paragraph" style:parent-style-name="Explanation">
      <style:text-properties officeooo:rsid="0030753d" officeooo:paragraph-rsid="0030753d"/>
    </style:style>
    <style:style style:name="P37" style:family="paragraph" style:parent-style-name="Codeline">
      <style:text-properties officeooo:rsid="00324605" officeooo:paragraph-rsid="00324605"/>
    </style:style>
    <style:style style:name="P38" style:family="paragraph" style:parent-style-name="Explanation">
      <style:text-properties officeooo:rsid="00324605" officeooo:paragraph-rsid="00324605"/>
    </style:style>
    <style:style style:name="P39" style:family="paragraph" style:parent-style-name="Codeline">
      <style:text-properties officeooo:paragraph-rsid="003339df"/>
    </style:style>
    <style:style style:name="P40" style:family="paragraph" style:parent-style-name="Codeline">
      <style:text-properties officeooo:rsid="0034c562" officeooo:paragraph-rsid="0034c562"/>
    </style:style>
    <style:style style:name="P41" style:family="paragraph" style:parent-style-name="Explanation">
      <style:text-properties officeooo:rsid="0034c562" officeooo:paragraph-rsid="0034c562"/>
    </style:style>
    <style:style style:name="P42" style:family="paragraph" style:parent-style-name="Codeline">
      <style:text-properties officeooo:rsid="003625b9" officeooo:paragraph-rsid="003625b9"/>
    </style:style>
    <style:style style:name="P43" style:family="paragraph" style:parent-style-name="Explanation">
      <style:text-properties officeooo:rsid="003625b9" officeooo:paragraph-rsid="003625b9"/>
    </style:style>
    <style:style style:name="P44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a16ef" officeooo:paragraph-rsid="003a16ef"/>
    </style:style>
    <style:style style:name="P45" style:family="paragraph" style:parent-style-name="Codeline" style:master-page-name="">
      <loext:graphic-properties draw:fill="none"/>
      <style:paragraph-properties fo:margin-left="2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a16ef" officeooo:paragraph-rsid="003a16ef"/>
    </style:style>
    <style:style style:name="P46" style:family="paragraph" style:parent-style-name="Codeline">
      <loext:graphic-properties draw:fill="none"/>
      <style:paragraph-properties fo:margin-left="2cm" fo:margin-right="0cm" fo:margin-top="0.101cm" fo:margin-bottom="0.199cm" style:contextual-spacing="false" fo:line-height="115%" fo:text-align="justify" style:justify-single-word="false" fo:text-indent="0cm" style:auto-text-indent="false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a16ef" officeooo:paragraph-rsid="003a16ef"/>
    </style:style>
    <style:style style:name="P47" style:family="paragraph" style:parent-style-name="Codeline" style:master-page-name="">
      <loext:graphic-properties draw:fill="none"/>
      <style:paragraph-properties fo:margin-left="3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a16ef" officeooo:paragraph-rsid="003a16ef"/>
    </style:style>
    <style:style style:name="P48" style:family="paragraph" style:parent-style-name="Codeline" style:master-page-name="">
      <loext:graphic-properties draw:fill="none"/>
      <style:paragraph-properties fo:margin-left="3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b22dd" officeooo:paragraph-rsid="003b22dd"/>
    </style:style>
    <style:style style:name="P49" style:family="paragraph" style:parent-style-name="Explanation" style:master-page-name="">
      <loext:graphic-properties draw:fill="none"/>
      <style:paragraph-properties fo:margin-left="2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3b22dd" officeooo:paragraph-rsid="003b22dd"/>
    </style:style>
    <style:style style:name="P50" style:family="paragraph" style:parent-style-name="Explanation" style:master-page-name="">
      <loext:graphic-properties draw:fill="none"/>
      <style:paragraph-properties fo:margin-left="3.5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3b22dd" officeooo:paragraph-rsid="003b22dd"/>
    </style:style>
    <style:style style:name="P51" style:family="paragraph" style:parent-style-name="Codeline">
      <style:text-properties officeooo:rsid="003b22dd" officeooo:paragraph-rsid="003b22dd"/>
    </style:style>
    <style:style style:name="P52" style:family="paragraph" style:parent-style-name="Codeline">
      <style:text-properties officeooo:rsid="003c5eb3" officeooo:paragraph-rsid="003c5eb3"/>
    </style:style>
    <style:style style:name="P53" style:family="paragraph" style:parent-style-name="Explanation">
      <style:text-properties officeooo:rsid="003c5eb3" officeooo:paragraph-rsid="003c5eb3"/>
    </style:style>
    <style:style style:name="P54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c5eb3" officeooo:paragraph-rsid="003c5eb3"/>
    </style:style>
    <style:style style:name="P55" style:family="paragraph" style:parent-style-name="Codeline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c5eb3" officeooo:paragraph-rsid="003dbd30"/>
    </style:style>
    <style:style style:name="P56" style:family="paragraph" style:parent-style-name="Codeline" style:master-page-name="">
      <style:paragraph-properties style:page-number="auto"/>
      <style:text-properties officeooo:rsid="003c5eb3" officeooo:paragraph-rsid="003dbd30"/>
    </style:style>
    <style:style style:name="P57" style:family="paragraph" style:parent-style-name="Codeline">
      <style:text-properties officeooo:rsid="003dbd30" officeooo:paragraph-rsid="003dbd30"/>
    </style:style>
    <style:style style:name="P58" style:family="paragraph" style:parent-style-name="Explanation">
      <style:text-properties officeooo:rsid="003dbd30" officeooo:paragraph-rsid="003dbd30"/>
    </style:style>
    <style:style style:name="P59" style:family="paragraph" style:parent-style-name="Codeline">
      <style:text-properties officeooo:rsid="003dbd30" officeooo:paragraph-rsid="003f73b8"/>
    </style:style>
    <style:style style:name="P60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officeooo:rsid="003f73b8" officeooo:paragraph-rsid="003f73b8"/>
    </style:style>
    <style:style style:name="P61" style:family="paragraph" style:parent-style-name="Codeline">
      <style:text-properties officeooo:rsid="003f73b8" officeooo:paragraph-rsid="003f73b8"/>
    </style:style>
    <style:style style:name="P62" style:family="paragraph" style:parent-style-name="Explanation">
      <style:text-properties officeooo:rsid="003f73b8" officeooo:paragraph-rsid="003f73b8"/>
    </style:style>
    <style:style style:name="P63" style:family="paragraph" style:parent-style-name="Explanation" style:master-page-name="">
      <loext:graphic-properties draw:fill="none"/>
      <style:paragraph-properties fo:margin-left="1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officeooo:rsid="002f5ead" officeooo:paragraph-rsid="002f5ead"/>
    </style:style>
    <style:style style:name="P64" style:family="paragraph" style:parent-style-name="Explanation">
      <style:text-properties officeooo:rsid="003339df" officeooo:paragraph-rsid="003339df"/>
    </style:style>
    <style:style style:name="P65" style:family="paragraph" style:parent-style-name="Explanation">
      <style:text-properties officeooo:rsid="00368b0a" officeooo:paragraph-rsid="00368b0a"/>
    </style:style>
    <style:style style:name="P66" style:family="paragraph" style:parent-style-name="Explanation">
      <style:text-properties officeooo:rsid="00406e72" officeooo:paragraph-rsid="00406e72"/>
    </style:style>
    <style:style style:name="P67" style:family="paragraph" style:parent-style-name="Codeline" style:master-page-name="">
      <loext:graphic-properties draw:fill="none"/>
      <style:paragraph-properties fo:margin-left="1cm" fo:margin-right="0cm" fo:margin-top="0.101cm" fo:margin-bottom="0.19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  <style:tab-stop style:position="1.499cm"/>
        </style:tab-stops>
      </style:paragraph-properties>
      <style:text-properties style:font-name="Arial1" officeooo:rsid="003f73b8" officeooo:paragraph-rsid="003f73b8"/>
    </style:style>
    <style:style style:name="P68" style:family="paragraph" style:parent-style-name="Codeline">
      <loext:graphic-properties draw:fill="none"/>
      <style:paragraph-properties fo:margin-left="0cm" fo:margin-right="0cm" fo:margin-top="0.101cm" fo:margin-bottom="0.199cm" style:contextual-spacing="false" fo:line-height="115%" fo:text-align="justify" style:justify-single-word="false" fo:text-indent="0cm" style:auto-text-indent="false" fo:background-color="transparent">
        <style:tab-stops>
          <style:tab-stop style:position="0.801cm"/>
          <style:tab-stop style:position="1.499cm"/>
        </style:tab-stops>
      </style:paragraph-properties>
      <style:text-properties style:font-name="Arial1" officeooo:rsid="003f73b8" officeooo:paragraph-rsid="003f73b8"/>
    </style:style>
    <style:style style:name="P69" style:family="paragraph" style:parent-style-name="Explanation" style:master-page-name="">
      <loext:graphic-properties draw:fill="none"/>
      <style:paragraph-properties fo:margin-left="2.499cm" fo:margin-right="0cm" fo:margin-top="0cm" fo:margin-bottom="0.349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0.801cm"/>
        </style:tab-stops>
      </style:paragraph-properties>
      <style:text-properties fo:color="#333333" loext:opacity="100%" style:font-name="Arial1" fo:font-size="10pt" fo:font-style="italic" officeooo:rsid="00238fb2" officeooo:paragraph-rsid="0040122a"/>
    </style:style>
    <style:style style:name="P70" style:family="paragraph" style:parent-style-name="Explanation">
      <style:text-properties fo:color="#4c4c4c" loext:opacity="100%" style:font-name="Arial1" fo:font-size="10pt" fo:font-style="italic" officeooo:rsid="003c5eb3" officeooo:paragraph-rsid="003c5eb3"/>
    </style:style>
    <style:style style:name="P71" style:family="paragraph" style:parent-style-name="Explanation">
      <style:text-properties fo:color="#4c4c4c" loext:opacity="100%" style:font-name="Arial1" fo:font-size="10pt" fo:font-style="italic" officeooo:rsid="00324605" officeooo:paragraph-rsid="00324605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Heading_20_1">
      <style:text-properties officeooo:rsid="00238fb2" officeooo:paragraph-rsid="00238fb2"/>
    </style:style>
    <style:style style:name="P75" style:family="paragraph" style:parent-style-name="Heading_20_1">
      <style:text-properties officeooo:rsid="0026ffe3" officeooo:paragraph-rsid="0026ffe3"/>
    </style:style>
    <style:style style:name="P76" style:family="paragraph" style:parent-style-name="Heading_20_1">
      <style:text-properties officeooo:rsid="0025ed00" officeooo:paragraph-rsid="0025ed00"/>
    </style:style>
    <style:style style:name="P77" style:family="paragraph" style:parent-style-name="Heading_20_1">
      <style:text-properties officeooo:rsid="003a16ef" officeooo:paragraph-rsid="003a16ef"/>
    </style:style>
    <style:style style:name="P78" style:family="paragraph" style:parent-style-name="Heading_20_1">
      <style:text-properties officeooo:rsid="00283b16" officeooo:paragraph-rsid="00283b16"/>
    </style:style>
    <style:style style:name="P79" style:family="paragraph" style:parent-style-name="Heading_20_1">
      <style:text-properties officeooo:rsid="002b661a" officeooo:paragraph-rsid="002b661a"/>
    </style:style>
    <style:style style:name="P80" style:family="paragraph" style:parent-style-name="Heading_20_1">
      <style:text-properties officeooo:rsid="002f5ead" officeooo:paragraph-rsid="002f5ead"/>
    </style:style>
    <style:style style:name="P81" style:family="paragraph" style:parent-style-name="Heading_20_2">
      <style:text-properties officeooo:rsid="00238fb2" officeooo:paragraph-rsid="00238fb2"/>
    </style:style>
    <style:style style:name="P82" style:family="paragraph" style:parent-style-name="Heading_20_2">
      <style:text-properties officeooo:rsid="0026ffe3" officeooo:paragraph-rsid="0026ffe3"/>
    </style:style>
    <style:style style:name="P83" style:family="paragraph" style:parent-style-name="Heading_20_2">
      <style:text-properties officeooo:rsid="003a16ef" officeooo:paragraph-rsid="003a16ef"/>
    </style:style>
    <style:style style:name="P84" style:family="paragraph" style:parent-style-name="Heading_20_2">
      <style:text-properties officeooo:rsid="003c5eb3" officeooo:paragraph-rsid="003c5eb3"/>
    </style:style>
    <style:style style:name="P85" style:family="paragraph" style:parent-style-name="Heading_20_2">
      <style:text-properties officeooo:rsid="00283b16" officeooo:paragraph-rsid="00283b16"/>
    </style:style>
    <style:style style:name="P86" style:family="paragraph" style:parent-style-name="Heading_20_2">
      <style:text-properties officeooo:rsid="002b661a" officeooo:paragraph-rsid="002b661a"/>
    </style:style>
    <style:style style:name="P87" style:family="paragraph" style:parent-style-name="Heading_20_2">
      <style:text-properties officeooo:rsid="002d2bf7" officeooo:paragraph-rsid="002d2bf7"/>
    </style:style>
    <style:style style:name="P88" style:family="paragraph" style:parent-style-name="Heading_20_2">
      <style:text-properties officeooo:rsid="0030753d" officeooo:paragraph-rsid="0030753d"/>
    </style:style>
    <style:style style:name="P8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33f2a"/>
    </style:style>
    <style:style style:name="T2" style:family="text">
      <style:text-properties officeooo:rsid="00238fb2"/>
    </style:style>
    <style:style style:name="T3" style:family="text">
      <style:text-properties fo:color="#333333" loext:opacity="100%" style:font-name="Arial1" fo:font-size="10pt" fo:font-style="italic"/>
    </style:style>
    <style:style style:name="T4" style:family="text">
      <style:text-properties style:font-name-asian="OpenSymbol" style:font-name-complex="OpenSymbol"/>
    </style:style>
    <style:style style:name="T5" style:family="text">
      <style:text-properties fo:color="#4c4c4c" loext:opacity="100%" style:font-name="Arial1" fo:font-size="10pt" fo:font-style="italic"/>
    </style:style>
    <style:style style:name="T6" style:family="text">
      <style:text-properties fo:color="#4c4c4c" loext:opacity="100%" style:font-name="Arial1" fo:font-size="10pt" fo:font-style="italic" officeooo:rsid="002b661a"/>
    </style:style>
    <style:style style:name="T7" style:family="text">
      <style:text-properties fo:color="#4c4c4c" loext:opacity="100%" style:font-name="Arial1" fo:font-size="10pt" fo:font-style="italic" officeooo:rsid="00324605"/>
    </style:style>
    <style:style style:name="T8" style:family="text">
      <style:text-properties fo:color="#4c4c4c" loext:opacity="100%" style:font-name="Arial1" fo:font-size="10pt" fo:font-style="italic" officeooo:rsid="003b22dd"/>
    </style:style>
    <style:style style:name="T9" style:family="text">
      <style:text-properties fo:color="#4c4c4c" loext:opacity="100%" style:font-name="Arial1" fo:font-size="10pt" fo:font-style="italic" officeooo:rsid="003f73b8"/>
    </style:style>
    <style:style style:name="T10" style:family="text">
      <style:text-properties fo:color="#4c4c4c" loext:opacity="100%" style:font-name="Arial1" fo:font-size="10pt" fo:font-style="italic" officeooo:rsid="0040122a"/>
    </style:style>
    <style:style style:name="T11" style:family="text">
      <style:text-properties fo:color="#4c4c4c" loext:opacity="100%" style:font-name="Arial1" fo:font-size="10pt" fo:font-style="italic" officeooo:rsid="00406e72"/>
    </style:style>
    <style:style style:name="T12" style:family="text">
      <style:text-properties fo:color="#4c4c4c" loext:opacity="100%" style:font-name="Arial1" fo:font-size="10pt" fo:font-style="italic" officeooo:rsid="00420003"/>
    </style:style>
    <style:style style:name="T13" style:family="text">
      <style:text-properties fo:color="#4c4c4c" loext:opacity="100%" style:font-name="Arial1" fo:font-size="10pt" fo:language="es" fo:country="ES" fo:font-style="italic" officeooo:rsid="00406e72"/>
    </style:style>
    <style:style style:name="T14" style:family="text">
      <style:text-properties officeooo:rsid="0026ffe3"/>
    </style:style>
    <style:style style:name="T15" style:family="text">
      <style:text-properties officeooo:rsid="00283b16"/>
    </style:style>
    <style:style style:name="T16" style:family="text">
      <style:text-properties officeooo:rsid="002b661a"/>
    </style:style>
    <style:style style:name="T17" style:family="text">
      <style:text-properties officeooo:rsid="002d2bf7"/>
    </style:style>
    <style:style style:name="T18" style:family="text">
      <style:text-properties officeooo:rsid="003339d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339df" style:font-weight-asian="bold" style:font-weight-complex="bold"/>
    </style:style>
    <style:style style:name="T21" style:family="text">
      <style:text-properties style:font-name="Arial1"/>
    </style:style>
    <style:style style:name="T22" style:family="text">
      <style:text-properties style:font-name="Arial1" fo:font-size="11pt"/>
    </style:style>
    <style:style style:name="T23" style:family="text">
      <style:text-properties style:font-name="Arial1" officeooo:rsid="003f73b8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368b0a"/>
    </style:style>
    <style:style style:name="T26" style:family="text">
      <style:text-properties officeooo:rsid="0037917c"/>
    </style:style>
    <style:style style:name="T27" style:family="text">
      <style:text-properties officeooo:rsid="003b22dd"/>
    </style:style>
    <style:style style:name="T28" style:family="text">
      <style:text-properties officeooo:rsid="003c5eb3"/>
    </style:style>
    <style:style style:name="T29" style:family="text">
      <style:text-properties officeooo:rsid="003dbd30"/>
    </style:style>
    <style:style style:name="T30" style:family="text">
      <style:text-properties officeooo:rsid="003f73b8"/>
    </style:style>
    <style:style style:name="T31" style:family="text">
      <style:text-properties style:font-name="Arial" officeooo:rsid="003f73b8"/>
    </style:style>
    <style:style style:name="T32" style:family="text">
      <style:text-properties officeooo:rsid="0040122a"/>
    </style:style>
    <style:style style:name="T33" style:family="text">
      <style:text-properties officeooo:rsid="00406e72"/>
    </style:style>
    <style:style style:name="T34" style:family="text">
      <style:text-properties officeooo:rsid="00420003"/>
    </style:style>
    <style:style style:name="T35" style:family="text">
      <style:text-properties fo:color="#3465a4" loext:opacity="100%" style:font-name="Arial1" fo:font-size="11pt" fo:language="es" fo:country="ES" fo:font-style="italic" officeooo:rsid="00420003"/>
    </style:style>
    <style:style style:name="T36" style:family="text">
      <style:text-properties fo:language="es" fo:country="ES" fo:font-style="italic" officeooo:rsid="00420003"/>
    </style:style>
    <style:style style:name="T37" style:family="text"/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JP" style:font-size-asian="10.5pt" style:language-asian="ja" style:country-asian="JP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2"><text:a xlink:type="simple" xlink:href="#__RefHeading___Toc1119_279136214" text:style-name="Index_20_Link" text:visited-style-name="Index_20_Link">PROCESO PRINCIPAL<text:tab/>1</text:a></text:p>
          <text:p text:style-name="P73"><text:a xlink:type="simple" xlink:href="#__RefHeading___Toc1121_279136214" text:style-name="Index_20_Link" text:visited-style-name="Index_20_Link">Input<text:tab/>1</text:a></text:p>
          <text:p text:style-name="P73"><text:a xlink:type="simple" xlink:href="#__RefHeading___Toc1123_279136214" text:style-name="Index_20_Link" text:visited-style-name="Index_20_Link">Output<text:tab/>1</text:a></text:p>
          <text:p text:style-name="P73"><text:a xlink:type="simple" xlink:href="#__RefHeading___Toc1125_279136214" text:style-name="Index_20_Link" text:visited-style-name="Index_20_Link">Algoritmo<text:tab/>2</text:a></text:p>
          <text:p text:style-name="P72"><text:a xlink:type="simple" xlink:href="#__RefHeading___Toc7_2767348836" text:style-name="Index_20_Link" text:visited-style-name="Index_20_Link">SELECCION REDES<text:tab/>3</text:a></text:p>
          <text:p text:style-name="P73"><text:a xlink:type="simple" xlink:href="#__RefHeading___Toc1127_279136214" text:style-name="Index_20_Link" text:visited-style-name="Index_20_Link">Input<text:tab/>3</text:a></text:p>
          <text:p text:style-name="P73"><text:a xlink:type="simple" xlink:href="#__RefHeading___Toc1129_279136214" text:style-name="Index_20_Link" text:visited-style-name="Index_20_Link">Output<text:tab/>3</text:a></text:p>
          <text:p text:style-name="P73"><text:a xlink:type="simple" xlink:href="#__RefHeading___Toc1131_279136214" text:style-name="Index_20_Link" text:visited-style-name="Index_20_Link">Algoritmo<text:tab/>3</text:a></text:p>
          <text:p text:style-name="P72"><text:a xlink:type="simple" xlink:href="#__RefHeading___Toc9_2767348836" text:style-name="Index_20_Link" text:visited-style-name="Index_20_Link">UNION REDES<text:tab/>3</text:a></text:p>
          <text:p text:style-name="P73"><text:a xlink:type="simple" xlink:href="#__RefHeading___Toc1133_279136214" text:style-name="Index_20_Link" text:visited-style-name="Index_20_Link">Input<text:tab/>3</text:a></text:p>
          <text:p text:style-name="P73"><text:a xlink:type="simple" xlink:href="#__RefHeading___Toc1135_279136214" text:style-name="Index_20_Link" text:visited-style-name="Index_20_Link">Output<text:tab/>3</text:a></text:p>
          <text:p text:style-name="P73"><text:a xlink:type="simple" xlink:href="#__RefHeading___Toc1137_279136214" text:style-name="Index_20_Link" text:visited-style-name="Index_20_Link">Algoritmo<text:tab/>3</text:a></text:p>
          <text:p text:style-name="P72"><text:a xlink:type="simple" xlink:href="#__RefHeading___Toc681_1286812674" text:style-name="Index_20_Link" text:visited-style-name="Index_20_Link">COMPROBAR ENLACE<text:tab/>4</text:a></text:p>
          <text:p text:style-name="P73"><text:a xlink:type="simple" xlink:href="#__RefHeading___Toc1139_279136214" text:style-name="Index_20_Link" text:visited-style-name="Index_20_Link">Input<text:tab/>4</text:a></text:p>
          <text:p text:style-name="P73"><text:a xlink:type="simple" xlink:href="#__RefHeading___Toc1141_279136214" text:style-name="Index_20_Link" text:visited-style-name="Index_20_Link">Output<text:tab/>5</text:a></text:p>
          <text:p text:style-name="P73"><text:a xlink:type="simple" xlink:href="#__RefHeading___Toc1143_279136214" text:style-name="Index_20_Link" text:visited-style-name="Index_20_Link">Algoritmo<text:tab/>5</text:a></text:p>
          <text:p text:style-name="P72"><text:a xlink:type="simple" xlink:href="#__RefHeading___Toc13_2767348836" text:style-name="Index_20_Link" text:visited-style-name="Index_20_Link">PARTICION REDES<text:tab/>5</text:a></text:p>
          <text:p text:style-name="P73"><text:a xlink:type="simple" xlink:href="#__RefHeading___Toc1145_279136214" text:style-name="Index_20_Link" text:visited-style-name="Index_20_Link">Input<text:tab/>5</text:a></text:p>
          <text:p text:style-name="P73"><text:a xlink:type="simple" xlink:href="#__RefHeading___Toc1147_279136214" text:style-name="Index_20_Link" text:visited-style-name="Index_20_Link">Output<text:tab/>6</text:a></text:p>
          <text:p text:style-name="P73"><text:a xlink:type="simple" xlink:href="#__RefHeading___Toc1149_279136214" text:style-name="Index_20_Link" text:visited-style-name="Index_20_Link">Algoritmo<text:tab/>6</text:a></text:p>
          <text:p text:style-name="P72"><text:a xlink:type="simple" xlink:href="#__RefHeading___Toc44_2767348836" text:style-name="Index_20_Link" text:visited-style-name="Index_20_Link">CALCULO MU<text:tab/>6</text:a></text:p>
          <text:p text:style-name="P73"><text:a xlink:type="simple" xlink:href="#__RefHeading___Toc1151_279136214" text:style-name="Index_20_Link" text:visited-style-name="Index_20_Link">Input<text:tab/>6</text:a></text:p>
          <text:p text:style-name="P73"><text:a xlink:type="simple" xlink:href="#__RefHeading___Toc1153_279136214" text:style-name="Index_20_Link" text:visited-style-name="Index_20_Link">Output<text:tab/>6</text:a></text:p>
          <text:p text:style-name="P73"><text:a xlink:type="simple" xlink:href="#__RefHeading___Toc1155_279136214" text:style-name="Index_20_Link" text:visited-style-name="Index_20_Link">Algoritmo<text:tab/>6</text:a></text:p>
          <text:p text:style-name="P72"><text:a xlink:type="simple" xlink:href="#__RefHeading___Toc492_1286812674" text:style-name="Index_20_Link" text:visited-style-name="Index_20_Link">PARTICION EIGENVECTOR<text:tab/>7</text:a></text:p>
          <text:p text:style-name="P73"><text:a xlink:type="simple" xlink:href="#__RefHeading___Toc1157_279136214" text:style-name="Index_20_Link" text:visited-style-name="Index_20_Link">Input<text:tab/>7</text:a></text:p>
          <text:p text:style-name="P73"><text:a xlink:type="simple" xlink:href="#__RefHeading___Toc1159_279136214" text:style-name="Index_20_Link" text:visited-style-name="Index_20_Link">Output<text:tab/>7</text:a></text:p>
          <text:p text:style-name="P73"><text:a xlink:type="simple" xlink:href="#__RefHeading___Toc1161_279136214" text:style-name="Index_20_Link" text:visited-style-name="Index_20_Link">Algoritmo<text:tab/>7</text:a></text:p>
        </text:index-body>
      </text:table-of-content>
      <text:p text:style-name="Text_20_body"/>
      <text:h text:style-name="P74" text:outline-level="1"><text:bookmark-start text:name="__RefHeading___Toc1119_279136214"/>PROCESO PRINCIPAL<text:bookmark-end text:name="__RefHeading___Toc1119_279136214"/></text:h>
      <text:h text:style-name="Heading_20_2" text:outline-level="2"><text:bookmark-start text:name="__RefHeading___Toc1121_279136214"/>Input<text:bookmark-end text:name="__RefHeading___Toc1121_279136214"/></text:h>
      <text:p text:style-name="Codeline"><text:span text:style-name="Variable">N:</text:span> <text:span text:style-name="Declaration">INT</text:span></text:p>
      <text:p text:style-name="Explanation">N<text:span text:style-name="T5">ú</text:span>mero de nodos del mundo</text:p>
      <text:p text:style-name="Codeline"><text:span text:style-name="Variable">beta:</text:span> <text:span text:style-name="Declaration">FLOAT</text:span></text:p>
      <text:p text:style-name="Explanation">Par<text:span text:style-name="T5">á</text:span>metro <text:span text:style-name="T1">del ambiente </text:span></text:p>
      <text:p text:style-name="Codeline"><text:span text:style-name="Variable">T_max:</text:span> <text:span text:style-name="Declaration">INT</text:span></text:p>
      <text:p text:style-name="Explanation">N<text:span text:style-name="T5">ú</text:span>mero de iteraciones máximas</text:p>
      <text:h text:style-name="Heading_20_2" text:outline-level="2"><text:bookmark-start text:name="__RefHeading___Toc1123_279136214"/>Output<text:bookmark-end text:name="__RefHeading___Toc1123_279136214"/></text:h>
      <text:p text:style-name="Codeline"><text:span text:style-name="Variable">Networks_Time:</text:span> <text:span text:style-name="Declaration">CELL_ARRAY [T_Max]</text:span></text:p>
      <text:p text:style-name="Explanation">Contiene para cada instante de la simulación el conjunto de redes presentes en ese instante</text:p>
      <text:p text:style-name="Codeline"><text:span text:style-name="Variable">L:</text:span> <text:span text:style-name="Declaration">CELL_ARRAY [ : ]</text:span></text:p>
      <text:p text:style-name="Explanation"><text:soft-page-break/>Conjunto de redes presente en el instante final (= el último Networks_Time), donde cada red se representa por la matriz de adyacencia de los nodos que incluye</text:p>
      <text:h text:style-name="Heading_20_2" text:outline-level="2"><text:bookmark-start text:name="__RefHeading___Toc1125_279136214"/>Algoritmo<text:bookmark-end text:name="__RefHeading___Toc1125_279136214"/></text:h>
      <text:p text:style-name="Codeline"><text:span text:style-name="Variable">t</text:span> <text:span text:style-name="Assignment">= 1</text:span></text:p>
      <text:p text:style-name="Explanation">Instante temporal de la simulación</text:p>
      <text:p text:style-name="Codeline"><text:span text:style-name="Variable">L</text:span> <text:span text:style-name="Assignment">= {..., [0], ...} </text:span></text:p>
      <text:p text:style-name="Explanation">Ver Output. Las redes se inicializan como nodos sueltos, cu<text:span text:style-name="T1">ya</text:span> matriz de adyacencia es [0] (solo hay un nodo y no esta conectado a si mismo)</text:p>
      <text:p text:style-name="Codeline"><text:span text:style-name="Variable">P:</text:span> <text:span text:style-name="Declaration">MATRIX [size(L), size(L)]</text:span>; <text:span text:style-name="Assignment">Pii = 1, Pij = 0</text:span></text:p>
      <text:p text:style-name="Explanation">Matriz que indica si la union entre 2 de las redes que hay en un cierto instante se ha probado ya (Pij=1) o no (Pij = 0). Se inicializa con diagonal a 1 para evitar que una red se intente unir consigo misma</text:p>
      <text:p text:style-name="P34"/>
      <text:p text:style-name="Codeline"><text:span text:style-name="KEYWORDS">WHILE</text:span> t &lt; T_Max <text:span text:style-name="KEYWORDS">AND</text:span> <text:span text:style-name="KEYWORDS"><text:span text:style-name="T2">EXISTS</text:span></text:span><text:span text:style-name="T2"> Pij = 0 </text:span></text:p>
      <text:p text:style-name="P31">Tiempo de simulaci<text:span text:style-name="T3">ón dentro del límite y existen redes cuya unión aún no se ha probado</text:span></text:p>
      <text:p text:style-name="P13"><text:span text:style-name="Variable">R1, R2:</text:span> <text:span text:style-name="Declaration">INT</text:span>; <text:span text:style-name="Assignment">= &lt; </text:span><text:span text:style-name="Assignment"><text:bookmark-ref text:reference-format="text" text:ref-name="__RefHeading___Toc7_2767348836">SELECCION REDES</text:bookmark-ref></text:span><text:span text:style-name="Assignment"><text:s/>| P &gt;</text:span></text:p>
      <text:p text:style-name="P20">Indice<text:span text:style-name="T1">s</text:span> (respecto a L, <text:span text:style-name="T2">P, ...</text:span>) de las redes seleccionadas para unión</text:p>
      <text:p text:style-name="P14"><text:span text:style-name="Variable">L</text:span> <text:span text:style-name="Assignment">= &lt; </text:span><text:span text:style-name="Assignment"><text:bookmark-ref text:reference-format="text" text:ref-name="__RefHeading___Toc9_2767348836">UNION REDES</text:bookmark-ref></text:span><text:span text:style-name="Assignment"><text:s/>| R1, R2, </text:span><text:span text:style-name="Assignment"><text:span text:style-name="T33">L</text:span></text:span><text:span text:style-name="Assignment"> &gt;</text:span></text:p>
      <text:p text:style-name="P20">Nuevo conjunto de redes tras la union (posiblemente igual que el primero si la union no tiene exito)</text:p>
      <text:p text:style-name="P34"/>
      <text:p text:style-name="P14"><text:span text:style-name="KEYWORDS">IF</text:span> union fallida</text:p>
      <text:p text:style-name="P15"><text:span text:style-name="Variable">P </text:span><text:span text:style-name="Variable"><text:span text:style-name="T32">[ </text:span></text:span><text:span text:style-name="Variable">R1, R2 </text:span><text:span text:style-name="Variable"><text:span text:style-name="T32">]</text:span></text:span> <text:span text:style-name="Assignment">= 1</text:span></text:p>
      <text:p text:style-name="P33">Se marca que la union entre esas 2 redes ya se ha probado y queda bloqueada</text:p>
      <text:p text:style-name="P14"><text:span text:style-name="KEYWORDS">ELSE</text:span> union exitosa</text:p>
      <text:p text:style-name="P15"><text:span text:style-name="Variable">t</text:span> <text:span text:style-name="Assignment">= t+1</text:span></text:p>
      <text:p text:style-name="P15"><text:span text:style-name="Variable">L</text:span> <text:span text:style-name="Assignment">= &lt; </text:span><text:span text:style-name="Assignment"><text:bookmark-ref text:reference-format="text" text:ref-name="__RefHeading___Toc13_2767348836">PARTICION REDES</text:bookmark-ref></text:span><text:span text:style-name="Assignment"><text:s/>| L, beta &gt;</text:span></text:p>
      <text:p text:style-name="P32">Nuevo conjunto de redes tras la partici<text:span text:style-name="T3">ón (posiblemente igual que el primero si ninguna se parte)</text:span></text:p>
      <text:p text:style-name="P18"><text:span text:style-name="Variable">Pii</text:span> <text:span text:style-name="Assignment">= 1</text:span>, <text:span text:style-name="Variable">Pij </text:span><text:span text:style-name="Assignment">= 0</text:span></text:p>
      <text:p text:style-name="P69">Se reinicializa P al haber un conjunto de redes nuevo (tamaño igual a nuevo numero de redes)</text:p>
      <text:p text:style-name="P15"><text:span text:style-name="Variable">Networks_Time [t+1]</text:span> <text:span text:style-name="Assignment">= L</text:span></text:p>
      <text:p text:style-name="P14"/>
      <text:h text:style-name="P75" text:outline-level="1"><text:bookmark-start text:name="__RefHeading___Toc7_2767348836"/><text:soft-page-break/>SELECCION REDES<text:bookmark-end text:name="__RefHeading___Toc7_2767348836"/></text:h>
      <text:h text:style-name="P81" text:outline-level="2"><text:bookmark-start text:name="__RefHeading___Toc1127_279136214"/>Input<text:bookmark-end text:name="__RefHeading___Toc1127_279136214"/></text:h>
      <text:p text:style-name="P1"><text:span text:style-name="Variable">P:</text:span> <text:span text:style-name="Declaration">MATRIX [size(L), size(L)]</text:span></text:p>
      <text:p text:style-name="P2">Matriz que indica si la union entre 2 de las redes que hay en un cierto instante se ha probado ya <text:span text:style-name="T2">(Pij = 1)</text:span>, <text:span text:style-name="T2">de modo que solo se eligen aquellas con Pij = 0</text:span></text:p>
      <text:h text:style-name="P81" text:outline-level="2"><text:bookmark-start text:name="__RefHeading___Toc1129_279136214"/>Output<text:bookmark-end text:name="__RefHeading___Toc1129_279136214"/></text:h>
      <text:p text:style-name="Codeline"><text:span text:style-name="Variable">R1, R2:</text:span> <text:span text:style-name="Declaration">INT</text:span></text:p>
      <text:p text:style-name="Explanation">Indice<text:span text:style-name="T1">s </text:span><text:span text:style-name="T2">(sobre P) </text:span>de las redes seleccionadas para unión</text:p>
      <text:h text:style-name="P81" text:outline-level="2"><text:bookmark-start text:name="__RefHeading___Toc1131_279136214"/>Algoritmo<text:bookmark-end text:name="__RefHeading___Toc1131_279136214"/></text:h>
      <text:p text:style-name="P3"><text:span text:style-name="Variable">R1</text:span> <text:span text:style-name="Assignment">= randint( size(P) )</text:span> <text:span text:style-name="KEYWORDS">SUCH THAT</text:span> <text:span text:style-name="Assignment">0 </text:span><text:span text:style-name="Assignment"><text:span text:style-name="T4">∈</text:span></text:span><text:span text:style-name="Assignment"> P[R1, :] </text:span></text:p>
      <text:p text:style-name="P4">Elige como primera red una que tenga alguna otra red con la que no se ha <text:span text:style-name="T32">probado a</text:span> conectar</text:p>
      <text:p text:style-name="P3"><text:span text:style-name="Variable">R2</text:span> <text:span text:style-name="Assignment">= randint( </text:span><text:span text:style-name="KEYWORDS"><text:span text:style-name="T32">FROM</text:span></text:span><text:span text:style-name="Assignment"> P[R1, :] = 0 )</text:span></text:p>
      <text:p text:style-name="P4">Se elige la segunda red de entre las que no se hab<text:span text:style-name="T5">ían </text:span><text:span text:style-name="T10">probado a</text:span><text:span text:style-name="T5"> conectar con la primer</text:span><text:span text:style-name="T10">a</text:span></text:p>
      <text:p text:style-name="Codeline"/>
      <text:h text:style-name="P76" text:outline-level="1"><text:bookmark-start text:name="__RefHeading___Toc9_2767348836"/><text:span text:style-name="T14">UNION</text:span> REDES<text:bookmark-end text:name="__RefHeading___Toc9_2767348836"/></text:h>
      <text:h text:style-name="P82" text:outline-level="2"><text:bookmark-start text:name="__RefHeading___Toc1133_279136214"/>Input<text:bookmark-end text:name="__RefHeading___Toc1133_279136214"/></text:h>
      <text:p text:style-name="P7"><text:span text:style-name="Variable">R1, R2:</text:span> <text:span text:style-name="Declaration">INT</text:span></text:p>
      <text:p text:style-name="P6">Indice<text:span text:style-name="T1">s </text:span><text:span text:style-name="T2">(sobre P) </text:span>de las redes seleccionadas para <text:span text:style-name="T32">la </text:span>unión</text:p>
      <text:p text:style-name="P5"><text:span text:style-name="Variable"><text:span text:style-name="T33">L</text:span></text:span><text:span text:style-name="Variable">:</text:span></text:p>
      <text:p text:style-name="P6">Ver proceso principal</text:p>
      <text:h text:style-name="P82" text:outline-level="2"><text:bookmark-start text:name="__RefHeading___Toc1135_279136214"/>Output<text:bookmark-end text:name="__RefHeading___Toc1135_279136214"/></text:h>
      <text:p text:style-name="P5"><text:span text:style-name="Variable">L:</text:span><text:span text:style-name="Declaration"> </text:span></text:p>
      <text:p text:style-name="P6">Ver proceso principal</text:p>
      <text:p text:style-name="P5"><text:span text:style-name="Variable">Flags:</text:span> <text:span text:style-name="Declaration">INT</text:span></text:p>
      <text:p text:style-name="P6">Indicadores sobre si la uni<text:span text:style-name="T5">ón se ha permitido o no y sobre si el proceso ha terminado de forma exacta o se ha cortado por coste computacional</text:span></text:p>
      <text:h text:style-name="P82" text:outline-level="2"><text:bookmark-start text:name="__RefHeading___Toc1137_279136214"/>Algoritmo<text:bookmark-end text:name="__RefHeading___Toc1137_279136214"/></text:h>
      <text:p text:style-name="P42"><text:span text:style-name="Variable">T_Counter:</text:span> <text:span text:style-name="Declaration">INT</text:span>; <text:span text:style-name="Assignment">= ( size( </text:span><text:span text:style-name="Assignment"><text:span text:style-name="T33">L</text:span></text:span><text:span text:style-name="Assignment">[R1] ) + size( </text:span><text:span text:style-name="Assignment"><text:span text:style-name="T33">L</text:span></text:span><text:span text:style-name="Assignment">[R2] ) )^3</text:span></text:p>
      <text:p text:style-name="P43"><text:soft-page-break/>M<text:span text:style-name="T5">áximo número de enlaces que se permiten probar durante la union, </text:span><text:span text:style-name="T11">que se establece en funci</text:span><text:span text:style-name="T13">ón del número de nodos de las redes escogidas</text:span></text:p>
      <text:p text:style-name="P42"><text:span text:style-name="Variable">T:</text:span><text:span text:style-name="T22"> </text:span><text:span text:style-name="Declaration">MATRIX [ size(P[R1])+size(P[R2]), </text:span><text:span text:style-name="Declaration"><text:span text:style-name="T24">idem </text:span></text:span><text:span text:style-name="Declaration">]</text:span><text:span text:style-name="T22">; </text:span><text:span text:style-name="Assignment">= P[R1] </text:span><text:span text:style-name="KEYWORDS">UNION</text:span><text:span text:style-name="Assignment"> P[R2]</text:span></text:p>
      <text:p text:style-name="P43">Matriz de incidencia conjunta <text:span text:style-name="T33">con los nodos de ambas redes</text:span> (los enlaces entre nodos de R1 y R2 inicialmente a 0 ya que a<text:span text:style-name="T5">ún no están unidas)</text:span></text:p>
      <text:p text:style-name="P42"><text:span text:style-name="Variable">Lista:</text:span> <text:span text:style-name="Declaration">MATRIX [ 2, : ]</text:span>; <text:span text:style-name="Assignment">= ...</text:span></text:p>
      <text:p text:style-name="P43">Lista <text:span text:style-name="T25">permutada </text:span>de los pares de nodos que se pueden usar para unir las 2 redes. Se obtiene haciendo un grid de todas las posibles combinaciones </text:p>
      <text:p text:style-name="P42"><text:span text:style-name="Variable">Flags:</text:span> <text:span text:style-name="Declaration">INT</text:span></text:p>
      <text:p text:style-name="P43">Una serie de variables que indican distintas situaciones que se han podido dar durante el proceso de union</text:p>
      <text:p text:style-name="P42"><text:span text:style-name="KEYWORDS">WHILE</text:span> <text:span text:style-name="T26">Flag_List</text:span><text:span text:style-name="T25"> </text:span><text:span text:style-name="KEYWORDS"><text:span text:style-name="T25">AND</text:span></text:span><text:span text:style-name="T25"> t &lt; T_Counter </text:span><text:span text:style-name="KEYWORDS"><text:span text:style-name="T25">AND</text:span></text:span><text:span text:style-name="T25"> Flag_Loop = 0</text:span></text:p>
      <text:p text:style-name="P65">Se intentan nuevos enlaces mientras 1) <text:span text:style-name="T26">no se haya hecho un barrido completo sobre la lista de enlaces </text:span><text:span text:style-name="T27">sin que ninguno haya tenido </text:span><text:span text:style-name="T8">éxito</text:span>, 2) el n<text:span text:style-name="T5">úmero de pasos este dentro del límite y 3) no se haya entrado en un bucle</text:span></text:p>
      <text:p text:style-name="P44"><text:span text:style-name="KEYWORDS">FOR</text:span> <text:span text:style-name="T28">node1, node2</text:span> <text:span text:style-name="KEYWORDS"><text:span text:style-name="T27">IN</text:span></text:span> Lista</text:p>
      <text:p text:style-name="P45"><text:span text:style-name="Variable">T</text:span> <text:span text:style-name="Assignment">= &lt; </text:span><text:span text:style-name="Assignment"><text:bookmark-ref text:reference-format="text" text:ref-name="__RefHeading___Toc681_1286812674">COMPROBAR ENLACE</text:bookmark-ref></text:span><text:span text:style-name="Assignment"><text:s/>| T, </text:span><text:span text:style-name="Assignment"><text:span text:style-name="T28">node1, node2</text:span></text:span><text:span text:style-name="Assignment"> &gt;</text:span></text:p>
      <text:p text:style-name="P49">Se comprueba el enlace <text:span text:style-name="T28">entre el par de nodos</text:span> y se recupera la nueva matriz de adyacencia (si es exitoso queda modificado y si no se recupera la original)</text:p>
      <text:p text:style-name="P46"><text:span text:style-name="KEYWORDS">IF</text:span> <text:span text:style-name="Assignment">t &lt; T_Counter</text:span> <text:span text:style-name="KEYWORDS">AND</text:span> <text:span text:style-name="Assignment">Flag_Loop = 0</text:span></text:p>
      <text:p text:style-name="P49">Comprobar el n<text:span text:style-name="T5">úmero de pasos y que no se ha entrado en bucle</text:span></text:p>
      <text:p text:style-name="P47"><text:span text:style-name="KEYWORDS">BREAK</text:span></text:p>
      <text:p text:style-name="P50">Si se han cumplido las condiciones de fin se sale del FOR y no se van a cumplir las del WHILE asi que termina por completo</text:p>
      <text:p text:style-name="P45"><text:span text:style-name="KEYWORDS">IF</text:span> <text:span text:style-name="T27">enlace exitoso</text:span></text:p>
      <text:p text:style-name="P48"><text:span text:style-name="Variable">Lista</text:span> <text:span text:style-name="Assignment">= …</text:span></text:p>
      <text:p text:style-name="P50">Se vuelve a permutar la lista de posibles enlaces para seguir buscando aleatoriamente otros que mejoren la centralidad.</text:p>
      <text:p text:style-name="P42"/>
      <text:h text:style-name="P77" text:outline-level="1"><text:bookmark-start text:name="__RefHeading___Toc681_1286812674"/>COMPROBAR ENLACE<text:bookmark-end text:name="__RefHeading___Toc681_1286812674"/></text:h>
      <text:h text:style-name="P83" text:outline-level="2"><text:bookmark-start text:name="__RefHeading___Toc1139_279136214"/>Input<text:bookmark-end text:name="__RefHeading___Toc1139_279136214"/></text:h>
      <text:p text:style-name="P51"><text:span text:style-name="Variable">T:</text:span> <text:span text:style-name="Declaration">MATRIX[ : , : ]</text:span></text:p>
      <text:p text:style-name="P53">Matriz de adyacencia de la red</text:p>
      <text:p text:style-name="P51"><text:span text:style-name="Variable"><text:span text:style-name="T28">node1, node2</text:span></text:span><text:span text:style-name="Variable">:</text:span> <text:span text:style-name="Declaration">INT</text:span></text:p>
      <text:p text:style-name="P70"><text:soft-page-break/>Índices del par de nodos cuyo posible enlace se está comprobando</text:p>
      <text:h text:style-name="P84" text:outline-level="2"><text:bookmark-start text:name="__RefHeading___Toc1141_279136214"/>Output<text:bookmark-end text:name="__RefHeading___Toc1141_279136214"/></text:h>
      <text:p text:style-name="P52"><text:span text:style-name="Variable">T:</text:span></text:p>
      <text:p text:style-name="P53">Nueva matriz de adyacencia con o sin el enlace aceptado</text:p>
      <text:h text:style-name="P84" text:outline-level="2"><text:bookmark-start text:name="__RefHeading___Toc1143_279136214"/>Algoritmo<text:bookmark-end text:name="__RefHeading___Toc1143_279136214"/></text:h>
      <text:p text:style-name="P52"><text:span text:style-name="KEYWORDS">IF</text:span> <text:span text:style-name="KEYWORDS">EXISTS</text:span> node <text:span text:style-name="KEYWORDS">FROM</text:span> Red2 <text:span text:style-name="KEYWORDS">→</text:span> T [node1, node] = 1</text:p>
      <text:p text:style-name="P58">Si ya hay un nodo de la otra red que est<text:span text:style-name="T5">á conectado al que se ha elegido </text:span><text:span text:style-name="T11">en la primera</text:span><text:span text:style-name="T5">, se elimina el enlace (lo mismo pasa cuan</text:span><text:span text:style-name="T11">do el</text:span><text:span text:style-name="T5"> nodo </text:span><text:span text:style-name="T11">elegido para la segunda </text:span><text:span text:style-name="T5">esta conectado a </text:span><text:span text:style-name="T11">uno de </text:span><text:span text:style-name="T5">la primera)</text:span></text:p>
      <text:p text:style-name="P54"><text:span text:style-name="Variable">T [ node1, </text:span><text:span text:style-name="Variable"><text:span text:style-name="T29">n ]</text:span></text:span><text:span text:style-name="T29"> </text:span><text:span text:style-name="Assignment"><text:span text:style-name="T29">= 0</text:span></text:span></text:p>
      <text:p text:style-name="P56"><text:span text:style-name="KEYWORDS">IF</text:span> <text:span text:style-name="KEYWORDS">EXISTS</text:span> node <text:span text:style-name="KEYWORDS">FROM</text:span> Red<text:span text:style-name="T29">1</text:span> <text:span text:style-name="KEYWORDS">→</text:span> T [node<text:span text:style-name="T29">2</text:span>, node] = 1</text:p>
      <text:p text:style-name="P55"><text:span text:style-name="Variable">T [ node</text:span><text:span text:style-name="Variable"><text:span text:style-name="T29">2</text:span></text:span><text:span text:style-name="Variable">, </text:span><text:span text:style-name="Variable"><text:span text:style-name="T29">n ]</text:span></text:span><text:span text:style-name="T29"> </text:span><text:span text:style-name="Assignment"><text:span text:style-name="T29">= 0</text:span></text:span></text:p>
      <text:p text:style-name="P57"><text:span text:style-name="Variable">T [ node1, node2 ]</text:span> <text:span text:style-name="Assignment">= 1</text:span></text:p>
      <text:p text:style-name="P58">Se aplica el enlace que se est<text:span text:style-name="T5">á comprobando</text:span></text:p>
      <text:p text:style-name="P57"><text:span text:style-name="Variable">Centralities </text:span><text:span text:style-name="Assignment"><text:span text:style-name="T33">= ...</text:span></text:span></text:p>
      <text:p text:style-name="P58">C<text:span text:style-name="T5">álculo de centralidad para los nodos de T previo al cambio (se mantiene una copia) y posterior al cambio</text:span></text:p>
      <text:p text:style-name="P59"><text:span text:style-name="KEYWORDS">IF</text:span><text:span text:style-name="T30"> </text:span><text:span text:style-name="T31">ΔC</text:span><text:span text:style-name="T23">entrality[node1] </text:span><text:span text:style-name="KEYWORDS"><text:span text:style-name="T30">AND</text:span></text:span><text:span text:style-name="T23"> </text:span><text:span text:style-name="T31">ΔC</text:span><text:span text:style-name="T23">entrality[node2] &gt; threshold </text:span></text:p>
      <text:p text:style-name="P66">La centralidad de ambos nodos incrementa al menos sobre un valor umbral. En ese caso el cambio se acepta, se devuelve la <text:span text:style-name="T30">T modificada y se comprueba si hay bucles </text:span>para devolver el flag correspondiente<text:span text:style-name="T30"> (usa un hist</text:span><text:span text:style-name="T9">órico de centralidad)</text:span></text:p>
      <text:p text:style-name="P67">&lt; COMPROBAR BUCLES <text:s/>&gt;</text:p>
      <text:p text:style-name="P61"><text:span text:style-name="KEYWORDS">ELSE</text:span></text:p>
      <text:p text:style-name="P62">Si no han ganado centralidad ambos nodos se rechaza el enlace y se recupera como output la T original del input</text:p>
      <text:p text:style-name="P60"><text:span text:style-name="KEYWORDS">RESTORE</text:span><text:span text:style-name="T21"> T</text:span></text:p>
      <text:p text:style-name="P68"/>
      <text:h text:style-name="P78" text:outline-level="1"><text:bookmark-start text:name="__RefHeading___Toc13_2767348836"/><office:annotation office:name="__Annotation__42_2767348836" loext:resolved="true"><dc:creator>Marcos Martínez Jiménez</dc:creator><dc:date>2023-02-09T11:05:40.200716784</dc:date><meta:creator-initials>MMJ</meta:creator-initials><text:p text:style-name="P89"><text:span text:style-name="T38">Si la particion de las redes se hiciera también en base al laplaciano se podría hacer esto de una vez, sin tener que repetir tanto analisis de autovectores</text:span></text:p></office:annotation>PARTICION REDES<office:annotation-end office:name="__Annotation__42_2767348836"/><text:bookmark-end text:name="__RefHeading___Toc13_2767348836"/></text:h>
      <text:h text:style-name="P85" text:outline-level="2"><text:bookmark-start text:name="__RefHeading___Toc1145_279136214"/>Input<text:bookmark-end text:name="__RefHeading___Toc1145_279136214"/></text:h>
      <text:p text:style-name="P8"><text:span text:style-name="Variable">L:</text:span></text:p>
      <text:p text:style-name="P10">Ver proceso principal</text:p>
      <text:p text:style-name="P8"><text:span text:style-name="Variable">beta:</text:span> <text:span text:style-name="Declaration">FLOAT</text:span></text:p>
      <text:p text:style-name="P10">Par<text:span text:style-name="T5">ámetro del ambiente</text:span></text:p>
      <text:h text:style-name="P85" text:outline-level="2"><text:bookmark-start text:name="__RefHeading___Toc1147_279136214"/><text:soft-page-break/>Output<text:bookmark-end text:name="__RefHeading___Toc1147_279136214"/></text:h>
      <text:p text:style-name="P8"><text:span text:style-name="Variable">L:</text:span></text:p>
      <text:p text:style-name="P10">Ver proceso principal</text:p>
      <text:h text:style-name="P85" text:outline-level="2"><text:bookmark-start text:name="__RefHeading___Toc1149_279136214"/>Algoritmo<text:bookmark-end text:name="__RefHeading___Toc1149_279136214"/></text:h>
      <text:p text:style-name="P8"><text:span text:style-name="KEYWORDS">FOR</text:span> network <text:span text:style-name="KEYWORDS">IN</text:span> L</text:p>
      <text:p text:style-name="P14"><text:span text:style-name="Variable">mu: </text:span><text:span text:style-name="Declaration">FLOAT</text:span>; <text:span text:style-name="Assignment">= &lt; </text:span><text:span text:style-name="Assignment"><text:bookmark-ref text:reference-format="text" text:ref-name="__RefHeading___Toc44_2767348836">CALCULO MU</text:bookmark-ref></text:span><text:span text:style-name="Assignment"><text:s/>| network &gt;</text:span></text:p>
      <text:p text:style-name="P24">Par<text:span text:style-name="T5">ámetro de estabilidad de la red</text:span></text:p>
      <text:p text:style-name="P19"><text:span text:style-name="Variable"><text:span text:style-name="T15">p: </text:span></text:span><text:span text:style-name="Declaration"><text:span text:style-name="T15">FLOAT</text:span></text:span><text:span text:style-name="T15">; </text:span><text:span text:style-name="Assignment"><text:span text:style-name="T15">= probabilidad_particion(mu, beta)</text:span></text:span></text:p>
      <text:p text:style-name="P21"><text:span text:style-name="T34">La f</text:span><text:span text:style-name="T36">ormula es parte de la definici</text:span><text:span text:style-name="T35">ón</text:span><text:span text:style-name="T36"> del modelo</text:span></text:p>
      <text:p text:style-name="P11"><text:span text:style-name="KEYWORDS">IF</text:span> bernoulli_sample(p) <text:span text:style-name="T16">= 1</text:span></text:p>
      <text:p text:style-name="P12"><text:span text:style-name="Variable">new_networks</text:span> <text:span text:style-name="Assignment">= &lt; </text:span><text:span text:style-name="Assignment"><text:bookmark-ref text:reference-format="text" text:ref-name="__RefHeading___Toc492_1286812674">PARTICION EIGENVECTOR</text:bookmark-ref></text:span><text:span text:style-name="Assignment"><text:s/>| network &gt;</text:span></text:p>
      <text:p text:style-name="P25">Variable equivalente a L con el conjunto de redes que ha producido la partici<text:span text:style-name="T5">ón de una red dada </text:span></text:p>
      <text:p text:style-name="P11"><text:span text:style-name="KEYWORDS">ELSE</text:span></text:p>
      <text:p text:style-name="P12"><text:span text:style-name="Variable">new_networks</text:span> <text:span text:style-name="Assignment">= network</text:span></text:p>
      <text:p text:style-name="P25">Equivalente a la propia red original si no se rompe</text:p>
      <text:p text:style-name="P9"><text:span text:style-name="Variable">L</text:span> <text:span text:style-name="Assignment">=</text:span> <text:span text:style-name="KEYWORDS">UNION ALL</text:span> <text:span text:style-name="Assignment">new_networks</text:span></text:p>
      <text:p text:style-name="P23">El L final es la agrupaci<text:span text:style-name="T5">ón de los conjuntos de redes generados por cada red original</text:span></text:p>
      <text:p text:style-name="P22"/>
      <text:h text:style-name="P79" text:outline-level="1"><text:bookmark-start text:name="__RefHeading___Toc44_2767348836"/>CALCULO MU<text:bookmark-end text:name="__RefHeading___Toc44_2767348836"/></text:h>
      <text:h text:style-name="P86" text:outline-level="2"><text:bookmark-start text:name="__RefHeading___Toc1151_279136214"/>Input<text:bookmark-end text:name="__RefHeading___Toc1151_279136214"/></text:h>
      <text:p text:style-name="P22"><text:span text:style-name="Variable">network:</text:span> <text:span text:style-name="Declaration">MATRIX [ : , : ]</text:span></text:p>
      <text:p text:style-name="P23">Matriz de incidencia de la red, cuyo tamaño depende de su n<text:span text:style-name="T5">úmero de nodos</text:span></text:p>
      <text:h text:style-name="P86" text:outline-level="2"><text:bookmark-start text:name="__RefHeading___Toc1153_279136214"/>Output<text:bookmark-end text:name="__RefHeading___Toc1153_279136214"/></text:h>
      <text:p text:style-name="P22"><text:span text:style-name="Variable"><text:span text:style-name="T17">m</text:span></text:span><text:span text:style-name="Variable">u:</text:span> <text:span text:style-name="Declaration"><text:span text:style-name="T17">FLOAT</text:span></text:span></text:p>
      <text:p text:style-name="P29">Par<text:span text:style-name="T5">ámetro de estabilidad de la red (mínimo autovalor != 0 de la matriz laplaciana)</text:span></text:p>
      <text:h text:style-name="P87" text:outline-level="2"><text:bookmark-start text:name="__RefHeading___Toc1155_279136214"/>Algoritmo<text:bookmark-end text:name="__RefHeading___Toc1155_279136214"/></text:h>
      <text:p text:style-name="P28"><text:span text:style-name="KEYWORDS">IF</text:span> size(network) = 1</text:p>
      <text:p text:style-name="P30"><text:span text:style-name="Variable">mu</text:span> <text:span text:style-name="Assignment">= 0</text:span></text:p>
      <text:p text:style-name="P63">Para una red con un solo nodo no se puede hacer el c<text:span text:style-name="T5">álculo así que se asigna 0 directamente</text:span></text:p>
      <text:p text:style-name="P28"><text:soft-page-break/><text:span text:style-name="KEYWORDS">ELSE</text:span></text:p>
      <text:p text:style-name="P16"><text:span text:style-name="Variable"><text:span text:style-name="T17">laplacian</text:span></text:span><text:span text:style-name="Assignment"><text:span text:style-name="T17"> = laplacian_matrix(network)</text:span></text:span></text:p>
      <text:p text:style-name="P30"><text:span text:style-name="Variable">mu</text:span> <text:span text:style-name="Assignment">= second_min_eigenval(laplacian)</text:span></text:p>
      <text:p text:style-name="P17"/>
      <text:h text:style-name="P80" text:outline-level="1"><text:bookmark-start text:name="__RefHeading___Toc492_1286812674"/>PARTICION EIGENVECTOR<text:bookmark-end text:name="__RefHeading___Toc492_1286812674"/></text:h>
      <text:h text:style-name="P88" text:outline-level="2"><text:bookmark-start text:name="__RefHeading___Toc1157_279136214"/>Input<text:bookmark-end text:name="__RefHeading___Toc1157_279136214"/></text:h>
      <text:p text:style-name="P26"><text:span text:style-name="Variable">network:</text:span> <text:span text:style-name="Declaration">MATRIX [: , :]</text:span></text:p>
      <text:p text:style-name="P27">Matriz de incidencia de la red, cuyo tamaño depende de su n<text:span text:style-name="T5">úmero de nodos. </text:span><text:span text:style-name="T7">ATENCIÓN, el algoritmo incluye un paso previo </text:span><text:span text:style-name="T12">que he omitido </text:span><text:span text:style-name="T7">donde mete las diagonales a 1 porque son necesarias para el cálculo de la matriz de modularidad</text:span></text:p>
      <text:h text:style-name="P88" text:outline-level="2"><text:bookmark-start text:name="__RefHeading___Toc1159_279136214"/>Output<text:bookmark-end text:name="__RefHeading___Toc1159_279136214"/></text:h>
      <text:p text:style-name="P35"><text:span text:style-name="T19">new_networks:</text:span> <text:span text:style-name="Declaration">CELL_ARRAY [:]</text:span></text:p>
      <text:p text:style-name="P36"><text:span text:style-name="T16">Variable equivalente a L con el conjunto de redes que ha producido la partici</text:span><text:span text:style-name="T6">ón de </text:span><text:span text:style-name="T5">la red de entrada</text:span></text:p>
      <text:h text:style-name="P88" text:outline-level="2"><text:bookmark-start text:name="__RefHeading___Toc1161_279136214"/>Algoritmo<text:bookmark-end text:name="__RefHeading___Toc1161_279136214"/></text:h>
      <text:p text:style-name="P37"><text:span text:style-name="T19">B:</text:span> <text:span text:style-name="Declaration">MATRIX[: , :]</text:span>; <text:span text:style-name="Assignment">= modularity_matrix(network)</text:span></text:p>
      <text:p text:style-name="P38">Matriz de modularidad de la red. Sobre la matriz de incidencia que tiene la diagonal a 1 se calcula el vector de grados k, el total de enlaces y se obtiene la matriz con la f<text:span text:style-name="T5">órmula que aparece en la SI del PNAS</text:span></text:p>
      <text:p text:style-name="P37"><text:span text:style-name="T19">V:</text:span> <text:span text:style-name="Declaration">MATRIX[ : ]</text:span>; <text:span text:style-name="Assignment">= first_eigenvec(B)</text:span></text:p>
      <text:p text:style-name="P71">El algoritmo de particion de grafos se basa en separar los nodos que tienen valores positivos y negativos en el primer autovector de la matriz de modularidad. V tiene el valor del autovector para cada nodo</text:p>
      <text:p text:style-name="P39"><text:span text:style-name="T20">red1, red2:</text:span><text:span text:style-name="T18"> </text:span><text:span text:style-name="Declaration"><text:span text:style-name="T18">MATRIX[: , :]</text:span></text:span><text:span text:style-name="T18">; </text:span><text:span text:style-name="Assignment"><text:span text:style-name="T18">= network[ V &lt; 0 ]</text:span></text:span>,<text:span text:style-name="T18"> </text:span><text:span text:style-name="Assignment"><text:span text:style-name="T18">network [ V &gt; 0 ]</text:span></text:span></text:p>
      <text:p text:style-name="P64">Separaci<text:span text:style-name="T5">ón inicial de las redes según el autovector. Los nodos con valor 0 se colocan aleatoriamente a un lado y otro</text:span></text:p>
      <text:p text:style-name="P40"><text:span text:style-name="T19">new_networks</text:span> <text:span text:style-name="Assignment">= deteccion_componentes_disconexas( red1 </text:span><text:span text:style-name="KEYWORDS">UNION</text:span> <text:span text:style-name="Assignment">red2)</text:span></text:p>
      <text:p text:style-name="P41">Se vuelve a obtener una matriz de incidencia de la red global <text:span text:style-name="T34">(que incluye todos los nodos) </text:span>donde los primeros nodos son los de red1 y los siguientes los de red2 (a eso se refiere la union). Luego aplica el algoritmo de detecci<text:span text:style-name="T5">ón de componentes disconexas para sacar la colección de redes fina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family="Ari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25cm" style:contextual-spacing="false" fo:line-height="115%">
        <style:tab-stops>
          <style:tab-stop style:position="0.80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normal" fo:font-weight="bold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Heading_20_2" style:default-outline-level="1" style:class="text">
      <loext:graphic-properties draw:fill="solid" draw:fill-color="#cccccc"/>
      <style:paragraph-properties fo:margin-top="0.42cm" fo:margin-bottom="0.199cm" style:contextual-spacing="false" fo:text-align="center" style:justify-single-word="false" fo:background-color="#cccccc" fo:padding="0.15cm" fo:border="0.74pt solid #000000"/>
      <style:text-properties fo:text-transform="uppercase" fo:font-size="14pt" fo:letter-spacing="0.035cm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Codeline" style:default-outline-level="2" style:class="text">
      <style:paragraph-properties fo:margin-top="0.45cm" fo:margin-bottom="0.15cm" style:contextual-spacing="false" fo:padding="0.049cm" fo:border-left="none" fo:border-right="none" fo:border-top="none" fo:border-bottom="0.51pt solid #000000"/>
      <style:text-properties fo:font-size="11pt" style:text-underline-style="none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cm" style:contextual-spacing="false"/>
      <style:text-properties fo:font-size="11pt" fo:font-style="italic" fo:font-weight="normal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fo:font-style="italic" style:font-size-asian="16pt" style:font-size-complex="16pt"/>
    </style:style>
    <style:style style:name="Codeline" style:family="paragraph" style:parent-style-name="Text_20_body">
      <style:paragraph-properties fo:margin-top="0.101cm" fo:margin-bottom="0.199cm" style:contextual-spacing="false">
        <style:tab-stops>
          <style:tab-stop style:position="0.801cm"/>
          <style:tab-stop style:position="1.499cm"/>
        </style:tab-stops>
      </style:paragraph-properties>
      <style:text-properties fo:language="zxx" fo:country="none"/>
    </style:style>
    <style:style style:name="Explanation" style:family="paragraph" style:parent-style-name="Text_20_body" style:next-style-name="Codeline">
      <style:paragraph-properties fo:margin-left="0.499cm" fo:margin-right="0cm" fo:margin-top="0cm" fo:margin-bottom="0.349cm" style:contextual-spacing="false" fo:text-indent="0cm" style:auto-text-indent="false"/>
      <style:text-properties fo:color="#4c4c4c" loext:opacity="100%" fo:font-size="10pt" fo:language="es" fo:country="ES" fo:font-style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style:font-name="Arial2" fo:font-family="Arial" style:font-style-name="Bold" style:font-family-generic="swiss" style:font-pitch="variable" fo:font-size="11pt" fo:font-style="normal" fo:font-weight="bold" style:font-style-asian="italic" style:font-style-complex="italic"/>
    </style:style>
    <style:style style:name="Declaration" style:family="text">
      <style:text-properties fo:color="#d62e4e" loext:opacity="100%" style:font-name="Arial1" fo:font-family="Arial" style:font-family-generic="swiss" style:font-pitch="variable" fo:font-size="11pt"/>
    </style:style>
    <style:style style:name="Assignment" style:family="text">
      <style:text-properties fo:color="#3465a4" loext:opacity="100%" style:font-name="Arial1" fo:font-family="Arial" style:font-family-generic="swiss" style:font-pitch="variable" fo:font-size="11pt"/>
    </style:style>
    <style:style style:name="KEYWORDS" style:family="text">
      <style:text-properties fo:color="#395511" loext:opacity="100%" style:font-name="Arial1" fo:font-family="Arial" style:font-family-generic="swiss" style:font-pitch="variable" fo:font-size="11pt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9:41:51.819913498</meta:creation-date>
    <dc:title>DefaultTemplate</dc:title>
    <meta:editing-duration>PT4H35M24S</meta:editing-duration>
    <meta:editing-cycles>10</meta:editing-cycles>
    <meta:generator>LibreOffice/7.3.2.2$Linux_X86_64 LibreOffice_project/49f2b1bff42cfccbd8f788c8dc32c1c309559be0</meta:generator>
    <meta:initial-creator>Marcos Martínez Jiménez</meta:initial-creator>
    <dc:date>2023-02-12T12:35:27.875557137</dc:date>
    <dc:creator>Marcos Martínez Jiménez</dc:creator>
    <meta:document-statistic meta:table-count="0" meta:image-count="0" meta:object-count="0" meta:page-count="7" meta:paragraph-count="187" meta:word-count="1535" meta:character-count="8035" meta:non-whitespace-character-count="6678"/>
    <meta:template xlink:type="simple" xlink:actuate="onRequest" xlink:title="DefaultTemplate" xlink:href="../../../../../../Templates/DefaultTemplate1.ott" meta:date="2023-02-09T09:41:50.878545955"/>
  </office:meta>
</office:document-meta>
</file>